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1.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i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Horizontal_O1.27mm_Z2.0m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203</text:p>
          </table:table-cell>
          <table:table-cell office:value-type="string" calcext:value-type="string">
            <text:p>L6203:MULTIWATT-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Connector_PinHeader_2.54mm:PinHeader_1x06_P2.54mm_Vertica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 LIMIT</text:p>
          </table:table-cell>
          <table:table-cell office:value-type="string" calcext:value-type="string">
            <text:p>Connector_JST:JST_PH_B3B-PH-K_1x03_P2.00mm_Vertica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 LIMIT</text:p>
          </table:table-cell>
          <table:table-cell office:value-type="string" calcext:value-type="string">
            <text:p>Connector_JST:JST_PH_B3B-PH-K_1x03_P2.00mm_Vertic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Connector_JST:JST_PH_B2B-PH-K_1x02_P2.00mm_Vertica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 R2, R3, R4, 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utton_Switch_THT:SW_Tactile_SPST_Angled_PTS645Vx39-2LF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Button_Switch_THT:SW_Tactile_SPST_Angled_PTS645Vx39-2LF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NopHead:TinyBuc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F</text:p>
          </table:table-cell>
          <table:table-cell office:value-type="string" calcext:value-type="string">
            <text:p>RF_Module:ESP-12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3-09-20T11:54:56.305410270</meta:print-date>
    <dc:date>2023-09-20T11:55:15.063510082</dc:date>
    <meta:editing-duration>PT5M4S</meta:editing-duration>
    <meta:editing-cycles>1</meta:editing-cycles>
    <meta:document-statistic meta:table-count="1" meta:cell-count="91" meta:object-count="0"/>
    <meta:generator>LibreOffice/7.3.7.2$Linux_X86_64 LibreOffice_project/30$Build-2</meta:generator>
  </office:meta>
</office:document-meta>
</file>